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style:text-underline-style="none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 style:data-style-name="N37"/>
    <style:style style:name="ce4" style:family="table-cell" style:parent-style-name="Default">
      <style:text-properties style:text-underline-style="non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Desarrollo</text:p>
          </table:table-cell>
          <table:table-cell table:style-name="ce3" office:value-type="date" office:date-value="2011-12-13">
            <text:p>13/12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3" office:value-type="date" office:date-value="2011-12-14">
            <text:p>14/12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table:style-name="ce3" office:value-type="date" office:date-value="2011-12-15">
            <text:p>15/12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table:style-name="ce3" office:value-type="date" office:date-value="2011-12-19">
            <text:p>19/12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3" office:value-type="date" office:date-value="2011-12-20">
            <text:p>20/12/11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number-columns-repeated="2"/>
          <table:table-cell table:style-name="ce4"/>
        </table:table-row>
        <table:table-row table:style-name="ro2" table:number-rows-repeated="33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4" table:formula="of:=SUM([.C2:.C36])" office:value-type="float" office:value="22">
            <text:p>22</text:p>
          </table:table-cell>
        </table:table-row>
      </table:table>
      <table:table table:name="Prueba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emoria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41]" office:value-type="float" office:value="22">
            <text:p>22</text:p>
          </table:table-cell>
        </table:table-row>
        <table:table-row table:style-name="ro1">
          <table:table-cell table:formula="of:=[Pruebas.A2]" office:value-type="float" office:value="0">
            <text:p>0</text:p>
          </table:table-cell>
          <table:table-cell/>
        </table:table-row>
        <table:table-row table:style-name="ro1">
          <table:table-cell table:formula="of:=[Memoria.A2]" office:value-type="float" office:value="0">
            <text:p>0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170">
            <text:p>17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0">20/12/2011</text:date>, <text:time>19:05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1-10-17T00:32:46</meta:creation-date>
    <dc:date>2011-12-20T19:05:49</dc:date>
    <meta:editing-duration>PT25M19S</meta:editing-duration>
    <meta:editing-cycles>40</meta:editing-cycles>
    <meta:generator>LibreOffice/3.4$Unix LibreOffice_project/340m1$Build-302</meta:generator>
    <meta:document-statistic meta:table-count="5" meta:cell-count="100" meta:object-count="0"/>
  </office:meta>
</office:document-meta>
</file>